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a xlink:href="https://parlamento.gub.uy/documentosyleyes/documentos/diario-de-sesion/representantes/6093/IMG/0?width=800&amp;height=600&amp;hl=en_US1&amp;iframe=true&amp;rel=nofollow" xlink:type="simple">https://parlamento.gub.uy/documentosyleyes/documentos/diario-de-sesion/representantes/6093/IMG/0?width=800&amp;height=600&amp;hl=en_US1&amp;iframe=true&amp;rel=nofollow</text:a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a xlink:href="https://parlamento.gub.uy/documentosyleyes/documentos/diario-de-sesion/representantes/6196/IMG/0?width=800&amp;height=600&amp;hl=en_US1&amp;iframe=true&amp;rel=nofollow" xlink:type="simple">https://parlamento.gub.uy/documentosyleyes/documentos/diario-de-sesion/representantes/6196/IMG/0?width=800&amp;height=600&amp;hl=en_US1&amp;iframe=true&amp;rel=nofollow</text:a>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ÁMARA DE REPRESENTANTES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iércoles 5 de junio de 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3:22:19.682000000</meta:creation-date>
    <dc:date>2021-07-21T15:51:43.788000000</dc:date>
    <meta:editing-duration>P2DT2H9M3S</meta:editing-duration>
    <meta:editing-cycles>1</meta:editing-cycles>
    <meta:document-statistic meta:table-count="1" meta:cell-count="5" meta:object-count="0"/>
    <meta:generator>LibreOffice/7.0.1.2$Windows_X86_64 LibreOffice_project/7cbcfc562f6eb6708b5ff7d7397325de9e764452</meta:generator>
  </office:meta>
</office:document-meta>
</file>